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65f" officeooo:paragraph-rsid="000b465f"/>
    </style:style>
    <style:style style:name="T1" style:family="text">
      <style:text-properties officeooo:rsid="000c1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fmpeg -i P1_sub.mp4 -<text:span text:style-name="T1">vf scale=320:-1 </text:span>-r 10 -f image2pipe -vcodec ppm - | <text:s text:c="2"/>convert -delay <text:span text:style-name="T1">1</text:span>5 -loop 0 - output.g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2:07:26.109015118</meta:creation-date>
    <meta:editing-duration>P0D</meta:editing-duration>
    <meta:editing-cycles>3</meta:editing-cycles>
    <meta:generator>LibreOffice/4.2.8.2$Linux_X86_64 LibreOffice_project/420m0$Build-2</meta:generator>
    <dc:date>2017-02-19T22:57:35.448366879</dc:date>
    <meta:document-statistic meta:table-count="0" meta:image-count="0" meta:object-count="0" meta:page-count="1" meta:paragraph-count="1" meta:word-count="20" meta:character-count="114" meta:non-whitespace-character-count="93"/>
  </office:meta>
</office:document-meta>
</file>